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316a0" officeooo:paragraph-rsid="000316a0"/>
    </style:style>
    <style:style style:name="P2" style:family="paragraph" style:parent-style-name="Standard">
      <style:text-properties style:font-name="Liberation Mono" fo:font-size="13pt" officeooo:rsid="0006b00e" officeooo:paragraph-rsid="0006b00e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TAME: Marcos Witt/Levantate y Salvame</text:p>
      <text:p text:style-name="P2"/>
      <text:p text:style-name="P2">Am <text:s text:c="15"/>F <text:s text:c="13"/></text:p>
      <text:p text:style-name="P2"><text:s text:c="3"/>Aunque un ejercito </text:p>
      <text:p text:style-name="P2"><text:s text:c="14"/>C <text:s text:c="9"/>G</text:p>
      <text:p text:style-name="P2">acampe contra mi no temere</text:p>
      <text:p text:style-name="P2">Am <text:s text:c="20"/>F</text:p>
      <text:p text:style-name="P2"><text:s text:c="3"/>Aunque haya guerra hoy</text:p>
      <text:p text:style-name="P2"><text:s text:c="13"/>C <text:s text:c="15"/>G</text:p>
      <text:p text:style-name="P2">alrededor de mi, en Ti comfiare</text:p>
      <text:p text:style-name="P2"/>
      <text:p text:style-name="P2"><text:s text:c="8"/>F <text:s text:c="4"/>G <text:s text:c="6"/>Am <text:s text:c="2"/></text:p>
      <text:p text:style-name="P2">No temere a diez mil gentes</text:p>
      <text:p text:style-name="P2"><text:s text:c="11"/>F <text:s text:c="11"/>C <text:s text:c="2"/>G</text:p>
      <text:p text:style-name="P2">que hagan sitio contra mi</text:p>
      <text:p text:style-name="P2"><text:s text:c="11"/>F <text:s text:c="4"/>G <text:s text:c="7"/>G</text:p>
      <text:p text:style-name="P2">aunque la tierra se estremezca</text:p>
      <text:p text:style-name="P2"><text:s text:c="9"/>F <text:s text:c="11"/>G</text:p>
      <text:p text:style-name="P2">mi salvacion esta en Ti</text:p>
      <text:p text:style-name="P2"/>
      <text:p text:style-name="P2"><text:s text:c="8"/>F <text:s text:c="2"/>G <text:s text:c="7"/>Am </text:p>
      <text:p text:style-name="P2">Porque Tu eres mis escudo</text:p>
      <text:p text:style-name="P2"><text:s/>F <text:s text:c="4"/>G <text:s text:c="3"/>Am <text:s text:c="3"/></text:p>
      <text:p text:style-name="P2">Tu mi fortaleza</text:p>
      <text:p text:style-name="P2"><text:s/>F <text:s text:c="2"/>G <text:s text:c="5"/>Am</text:p>
      <text:p text:style-name="P2">Tu eres mi gloria</text:p>
      <text:p text:style-name="P2"><text:s text:c="8"/>F <text:s text:c="4"/>C <text:s text:c="4"/>G</text:p>
      <text:p text:style-name="P2">quien levanta mi cabeza</text:p>
      <text:p text:style-name="P2"/>
      <text:p text:style-name="P2">Am <text:s text:c="18"/>F</text:p>
      <text:p text:style-name="P2"><text:s text:c="2"/>Aunque aflijido este </text:p>
      <text:p text:style-name="P2"><text:s text:c="15"/>C <text:s text:c="10"/>G</text:p>
      <text:p text:style-name="P2">Tu pensaras en mi, no temere</text:p>
      <text:p text:style-name="P2">Am <text:s text:c="15"/>F</text:p>
      <text:p text:style-name="P2"><text:s text:c="3"/>aunque mi corazon </text:p>
      <text:p text:style-name="P2"><text:s text:c="14"/>C <text:s text:c="14"/>G</text:p>
      <text:p text:style-name="P2">estremecido este, en Ti confiare</text:p>
      <text:p text:style-name="P2"/>
      <text:p text:style-name="P2"><text:s text:c="7"/>F <text:s text:c="3"/>G <text:s text:c="6"/>Am</text:p>
      <text:p text:style-name="P2">No temere a ningun hombre,</text:p>
      <text:p text:style-name="P2"><text:s text:c="8"/>F <text:s text:c="10"/>C <text:s text:c="2"/>G</text:p>
      <text:p text:style-name="P2">que se junte contra mi</text:p>
      <text:p text:style-name="P2"><text:s text:c="12"/>F <text:s text:c="6"/>G <text:s text:c="3"/>Am</text:p>
      <text:p text:style-name="P2">Tu eres mi Dios mi fortaleza</text:p>
      <text:p text:style-name="P2"><text:s text:c="10"/>F <text:s text:c="9"/>G</text:p>
      <text:p text:style-name="P2">mi salvacion esta en Ti</text:p>
      <text:p text:style-name="P2"/>
      <text:p text:style-name="P2"/>
      <text:p text:style-name="P2"><text:s text:c="4"/>Am <text:s text:c="4"/>F <text:s text:c="4"/>C <text:s text:c="2"/>G</text:p>
      <text:p text:style-name="P2">////Levantate y salvame////</text:p>
      <text:p text:style-name="P2"/>
      <text:p text:style-name="P2">final 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15.7cm" style:num-format="1" style:print-orientation="landscape" fo:margin-top="0.499cm" fo:margin-bottom="0.499cm" fo:margin-left="0.499cm" fo:margin-right="0.499cm" style:writing-mode="lr-tb" style:footnote-max-height="0cm">
        <style:columns fo:column-count="2" fo:column-gap="0.011cm">
          <style:column-sep style:width="0.018cm" style:color="#000000" style:height="100%" style:style="solid"/>
          <style:column style:rel-width="32767*" fo:start-indent="0cm" fo:end-indent="0.005cm"/>
          <style:column style:rel-width="32768*" fo:start-indent="0.005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hington Delgado</meta:initial-creator>
    <meta:creation-date>2015-05-26T19:01:22.098740124</meta:creation-date>
    <dc:date>2015-07-04T17:34:39.415902489</dc:date>
    <meta:editing-duration>PT11M13S</meta:editing-duration>
    <meta:editing-cycles>6</meta:editing-cycles>
    <meta:generator>LibreOffice/4.4.4.3$Linux_x86 LibreOffice_project/40m0$Build-3</meta:generator>
    <meta:document-statistic meta:table-count="0" meta:image-count="0" meta:object-count="0" meta:page-count="1" meta:paragraph-count="44" meta:word-count="157" meta:character-count="1080" meta:non-whitespace-character-count="536"/>
  </office:meta>
</office:document-meta>
</file>